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RDD: LVMT/IG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</table:table-row>
        <table:table-row table:style-name="ro2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</table:table-row>
        <table:table-row table:style-name="ro2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</table:table-row>
        <table:table-row table:style-name="ro2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/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/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2"/>
        </table:table-row>
      </table:table>
      <table:table table:name="Ressources" table:style-name="ta1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0:38:40.148446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3-12T09:08:52.306243790</dc:date>
    <meta:editing-duration>P29DT1H14M38S</meta:editing-duration>
    <meta:editing-cycles>83</meta:editing-cycles>
    <meta:generator>LibreOffice/5.4.6.2$MacOSX_X86_64 LibreOffice_project/4014ce260a04f1026ba855d3b8d91541c224eab8</meta:generator>
    <meta:document-statistic meta:table-count="2" meta:cell-count="166" meta:object-count="0"/>
  </office:meta>
</office:document-meta>
</file>